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fo:font-size="9.75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44444" fo:letter-spacing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9900" fo:font-size="9.7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444444" fo:letter-spacing="normal"/>
    </style:style>
    <style:style style:name="P6" style:family="paragraph" style:parent-style-name="Standard">
      <style:text-properties fo:color="#00a933"/>
    </style:style>
    <style:style style:name="P7" style:family="paragraph" style:parent-style-name="Standard">
      <style:text-properties fo:color="#00a933" officeooo:paragraph-rsid="0008bbcc"/>
    </style:style>
    <style:style style:name="P8" style:family="paragraph" style:parent-style-name="Standard">
      <style:text-properties fo:color="#00a933" officeooo:rsid="0008bbcc" officeooo:paragraph-rsid="0008bbcc"/>
    </style:style>
    <style:style style:name="P9" style:family="paragraph" style:parent-style-name="Standard">
      <style:text-properties fo:color="#00a933" officeooo:rsid="000a9a3d" officeooo:paragraph-rsid="000a9a3d"/>
    </style:style>
    <style:style style:name="T1" style:family="text">
      <style:text-properties officeooo:rsid="0005abf3"/>
    </style:style>
    <style:style style:name="T2" style:family="text">
      <style:text-properties officeooo:rsid="0008b0ef"/>
    </style:style>
    <style:style style:name="T3" style:family="text">
      <style:text-properties fo:font-size="9.75pt" fo:font-style="normal" fo:font-weight="normal"/>
    </style:style>
    <style:style style:name="T4" style:family="text">
      <style:text-properties fo:color="#009900" fo:font-size="9.75pt" fo:font-style="normal" fo:font-weight="normal" loext:padding="0cm" loext:border="none"/>
    </style:style>
    <style:style style:name="T5" style:family="text">
      <style:text-properties fo:color="#009900" loext:padding="0cm" loext:border="none"/>
    </style:style>
    <style:style style:name="T6" style:family="text">
      <style:text-properties fo:color="#000066" fo:font-weight="bold" loext:padding="0cm" loext:border="none"/>
    </style:style>
    <style:style style:name="T7" style:family="text">
      <style:text-properties fo:font-variant="normal" fo:text-transform="none" fo:color="#009900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fo:font-size="9.75pt" fo:letter-spacing="normal" fo:font-style="normal" style:text-underline-style="none" fo:font-weight="bold" style:text-blinking="false" loext:padding="0cm" loext:border="none"/>
    </style:style>
    <style:style style:name="T9" style:family="text">
      <style:text-properties fo:font-variant="normal" fo:text-transform="none" fo:color="#000066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66cc66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f0000" fo:font-size="9.7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444444" fo:letter-spacing="normal"/>
    </style:style>
    <style:style style:name="T13" style:family="text">
      <style:text-properties fo:color="#00a933"/>
    </style:style>
    <style:style style:name="T14" style:family="text">
      <style:text-properties fo:color="#660066" fo:font-size="9.75pt" fo:font-style="normal" fo:font-weight="normal" loext:padding="0cm" loext:border="none"/>
    </style:style>
    <style:style style:name="T15" style:family="text">
      <style:text-properties fo:color="#339933" fo:font-size="9.75pt" fo:font-style="normal" fo:font-weight="normal" loext:padding="0cm" loext:border="none"/>
    </style:style>
    <style:style style:name="T16" style:family="text">
      <style:text-properties officeooo:rsid="0008bbcc"/>
    </style:style>
    <style:style style:name="T17" style:family="text">
      <style:text-properties style:text-position="super 58%" officeooo:rsid="0008bbcc"/>
    </style:style>
    <style:style style:name="T18" style:family="text">
      <style:text-properties officeooo:rsid="000a9a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 </text:span>Vérifier que tous les champs ne sont pas vides, si l’un est vide : afficher le message</text:p>
      <text:p text:style-name="Standard">d’erreur déjà présent dans le HTML (caché par défaut).</text:p>
      <text:p text:style-name="Standard"/>
      <text:p text:style-name="Standard">- au clic du bouton envoyer, checker que tout est rempli</text:p>
      <text:p text:style-name="Standard"/>
      <text:p text:style-name="P7">// <text:span text:style-name="T16">pour le 1</text:span><text:span text:style-name="T17">er</text:span><text:span text:style-name="T16"> champ :</text:span></text:p>
      <text:p text:style-name="P7"/>
      <text:p text:style-name="P7">function IsEmpty() {</text:p>
      <text:p text:style-name="P6"><text:s text:c="2"/>if (document.forms['frm'].question.value === "") {</text:p>
      <text:p text:style-name="P6"><text:s text:c="4"/>alert("empty");</text:p>
      <text:p text:style-name="P6"><text:s text:c="4"/>return false;</text:p>
      <text:p text:style-name="P6"><text:s text:c="2"/>}</text:p>
      <text:p text:style-name="P6"><text:s text:c="2"/>return true;</text:p>
      <text:p text:style-name="P6">}</text:p>
      <text:p text:style-name="P6"/>
      <text:p text:style-name="P6">&lt;form name="frm"&gt;</text:p>
      <text:p text:style-name="P6"><text:s text:c="2"/>Question: &lt;input name="question" /&gt; &lt;br /&gt;</text:p>
      <text:p text:style-name="P6"><text:s text:c="2"/>&lt;input id="insert" onclick="return IsEmpty();" type="submit" value="Add Question" /&gt;</text:p>
      <text:p text:style-name="P6">&lt;/form&gt;</text:p>
      <text:p text:style-name="P6">//</text:p>
      <text:p text:style-name="P8">Else if et else pour les 2 autres champs <text:span text:style-name="T18">ou plusieurs conditions dans le if</text:span> .</text:p>
      <text:p text:style-name="Standard"/>
      <text:p text:style-name="Standard"><text:span text:style-name="T1">2) </text:span>Ajouter le contenu de ce formulaire dans un nouveau commentaire au sein de la liste</text:p>
      <text:p text:style-name="Standard">déjà présente (en reprenant les balises HTML d’un des commentaires).</text:p>
      <text:p text:style-name="Standard"/>
      <text:p text:style-name="Standard">- Créer une nouvelle div qui reprend les infos du commentaire avec un h3 pour le nom/prénom et un p pour le texte du commentaire</text:p>
      <text:p text:style-name="Standard">- Générer code HTML avec ce qui est écrit dans les champs.</text:p>
      <text:p text:style-name="Standard">- au clic du bouton envoyer, envoyer les données dans la nouvelle div</text:p>
      <text:p text:style-name="Standard">- ajouter la div avant le formulaire (insertBefore)</text:p>
      <text:p text:style-name="Standard"/>
      <text:p text:style-name="Standard">- (VOIR PARTIE MANIPULEZ LE DOM AU CHANGEMENT D'UNE VALEUR)</text:p>
      <text:p text:style-name="Standard"/>
      <text:p text:style-name="Standard"><text:span text:style-name="T1">3) </text:span>Supprimer le contenu des champs du formulaire une fois le nouveau commentaire</text:p>
      <text:p text:style-name="Standard">affiché dans la liste</text:p>
      <text:p text:style-name="Standard">=&gt; - au clic du bouton envoyer, supprimer le contenu du champ de commentaire (clear form)</text:p>
      <text:p text:style-name="P6"><text:s text:c="3"/>//(newValue.innerHTML = "";</text:p>
      <text:p text:style-name="P6"><text:s text:c="5"/>newValue.appendChild(newContent);)//</text:p>
      <text:p text:style-name="P6">.<text:span text:style-name="T2">remove () ?</text:span></text:p>
      <text:p text:style-name="P6"/>
      <text:p text:style-name="Standard"><text:span text:style-name="T13">// </text:span><text:span text:style-name="T7">&lt;</text:span><text:a xlink:type="simple" xlink:href="http://december.com/html/4/element/form.html" text:style-name="Internet_20_link" text:visited-style-name="Visited_20_Internet_20_Link"><text:span text:style-name="T8">form</text:span></text:a><text:span text:style-name="T7"> </text:span><text:span text:style-name="T9">name</text:span><text:span text:style-name="T10">=</text:span><text:span text:style-name="T11">"beatport"</text:span><text:span text:style-name="T7"> </text:span><text:span text:style-name="T9">action</text:span><text:span text:style-name="T10">=</text:span><text:span text:style-name="T11">"https://www.beatport.com/search/tracks"</text:span><text:span text:style-name="T7"> </text:span><text:span text:style-name="T9">target</text:span><text:span text:style-name="T10">=</text:span><text:span text:style-name="T11">"_blank"</text:span><text:span text:style-name="T7"> </text:span><text:span text:style-name="T9">method</text:span><text:span text:style-name="T10">=</text:span><text:span text:style-name="T11">"get"</text:span><text:span text:style-name="T7">&gt;</text:span></text:p>
      <text:p text:style-name="P2"><text:span text:style-name="T12"><text:s text:c="10"/></text:span><text:span text:style-name="T7">&lt;</text:span><text:a xlink:type="simple" xlink:href="http://december.com/html/4/element/label.html" text:style-name="Internet_20_link" text:visited-style-name="Visited_20_Internet_20_Link"><text:span text:style-name="T8">label</text:span></text:a><text:span text:style-name="T7">&gt;&lt;</text:span><text:a xlink:type="simple" xlink:href="http://december.com/html/4/element/img.html" text:style-name="Internet_20_link" text:visited-style-name="Visited_20_Internet_20_Link"><text:span text:style-name="T8">img</text:span></text:a><text:span text:style-name="T7"> </text:span><text:span text:style-name="T9">src</text:span><text:span text:style-name="T10">=</text:span><text:span text:style-name="T11">"img/beatport.png"</text:span><text:span text:style-name="T7"> </text:span><text:span text:style-name="T9">style</text:span><text:span text:style-name="T10">=</text:span><text:span text:style-name="T11">"height:1em;"</text:span><text:span text:style-name="T7">&gt;&lt;</text:span><text:span text:style-name="T10">/</text:span><text:a xlink:type="simple" xlink:href="http://december.com/html/4/element/label.html" text:style-name="Internet_20_link" text:visited-style-name="Visited_20_Internet_20_Link"><text:span text:style-name="T8">label</text:span></text:a><text:span text:style-name="T7">&gt;</text:span></text:p>
      <text:p text:style-name="P2"><text:span text:style-name="T12"><text:s text:c="10"/></text:span><text:span text:style-name="T7">&lt;</text:span><text:a xlink:type="simple" xlink:href="http://december.com/html/4/element/input.html" text:style-name="Internet_20_link" text:visited-style-name="Visited_20_Internet_20_Link"><text:span text:style-name="T8">input</text:span></text:a><text:span text:style-name="T7"> </text:span><text:span text:style-name="T9">type</text:span><text:span text:style-name="T10">=</text:span><text:span text:style-name="T11">"text"</text:span><text:span text:style-name="T7"> </text:span><text:span text:style-name="T9">id</text:span><text:span text:style-name="T10">=</text:span><text:span text:style-name="T11">"searchbeatport"</text:span><text:span text:style-name="T7"> </text:span><text:span text:style-name="T9">name</text:span><text:span text:style-name="T10">=</text:span><text:span text:style-name="T11">"q"</text:span><text:span text:style-name="T7"> </text:span><text:span text:style-name="T10">/</text:span><text:span text:style-name="T7">&gt;</text:span></text:p>
      <text:p text:style-name="P2"><text:span text:style-name="T12"><text:s text:c="10"/></text:span><text:span text:style-name="T7">&lt;</text:span><text:a xlink:type="simple" xlink:href="http://december.com/html/4/element/input.html" text:style-name="Internet_20_link" text:visited-style-name="Visited_20_Internet_20_Link"><text:span text:style-name="T8">input</text:span></text:a><text:span text:style-name="T7"> </text:span><text:span text:style-name="T9">type</text:span><text:span text:style-name="T10">=</text:span><text:span text:style-name="T11">"submit"</text:span><text:span text:style-name="T7"> </text:span><text:span text:style-name="T9">value</text:span><text:span text:style-name="T10">=</text:span><text:span text:style-name="T11">"&amp;#10004;"</text:span><text:span text:style-name="T7"> </text:span><text:span text:style-name="T9">onclick</text:span><text:span text:style-name="T10">=</text:span><text:span text:style-name="T11">"submitBeatport()"</text:span><text:span text:style-name="T7"> <text:s/></text:span><text:span text:style-name="T10">/</text:span><text:span text:style-name="T7">&gt;</text:span></text:p>
      <text:p text:style-name="P2"><text:span text:style-name="T7">&lt;</text:span><text:span text:style-name="T10">/</text:span><text:a xlink:type="simple" xlink:href="http://december.com/html/4/element/form.html" text:style-name="Internet_20_link" text:visited-style-name="Visited_20_Internet_20_Link"><text:span text:style-name="T8">form</text:span></text:a><text:span text:style-name="T7">&gt;</text:span></text:p>
      <text:p text:style-name="P6"/>
      <text:p text:style-name="P1"><text:span text:style-name="T6">function</text:span> submitBeatport<text:span text:style-name="T5">()</text:span></text:p>
      <text:p text:style-name="P4">{</text:p>
      <text:p text:style-name="P3"><text:s text:c="10"/><text:span text:style-name="T3">document.</text:span><text:span text:style-name="T14">beatport</text:span><text:span text:style-name="T3">.</text:span><text:span text:style-name="T14">submit</text:span><text:span text:style-name="T4">()</text:span><text:span text:style-name="T15">;</text:span></text:p>
      <text:p text:style-name="P3"><text:s text:c="10"/><text:span text:style-name="T3">document.</text:span><text:span text:style-name="T14">beatport</text:span><text:span text:style-name="T3">.</text:span><text:span text:style-name="T14">reset</text:span><text:span text:style-name="T4">()</text:span><text:span text:style-name="T15">;</text:span></text:p>
      <text:p text:style-name="P4">}</text:p>
      <text:p text:style-name="P5"> </text:p>
      <text:p text:style-name="P6">//</text:p>
      <text:p text:style-name="P9">Fonction imbriqué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7-22T17:04:07.035000000</meta:creation-date>
    <dc:date>2024-07-25T17:14:45.224000000</dc:date>
    <meta:editing-duration>PT1H13M57S</meta:editing-duration>
    <meta:editing-cycles>6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43" meta:word-count="256" meta:character-count="1813" meta:non-whitespace-character-count="1521"/>
  </office:meta>
</office:document-meta>
</file>